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T65" style:parent-style-name="Absatz-Standardschriftart" style:family="text">
      <style:text-properties fo:background-color="#FFFF00"/>
    </style:style>
    <style:style style:name="T66" style:parent-style-name="Absatz-Standardschriftart" style:family="text">
      <style:text-properties fo:background-color="#FFFF00"/>
    </style:style>
    <style:style style:name="T67" style:parent-style-name="Absatz-Standardschriftart" style:family="text">
      <style:text-properties fo:background-color="#FFFF00"/>
    </style:style>
    <style:style style:name="T68" style:parent-style-name="Absatz-Standardschriftart" style:family="text">
      <style:text-properties fo:background-color="#FFFF00"/>
    </style:style>
    <style:style style:name="T69" style:parent-style-name="Absatz-Standardschriftart" style:family="text">
      <style:text-properties fo:background-color="#FFFF00"/>
    </style:style>
    <style:style style:name="T70" style:parent-style-name="Absatz-Standardschriftart" style:family="text">
      <style:text-properties fo:background-color="#FFFF00"/>
    </style:style>
    <style:style style:name="T71" style:parent-style-name="Absatz-Standardschriftart" style:family="text">
      <style:text-properties fo:background-color="#FFFF00"/>
    </style:style>
    <style:style style:name="T72" style:parent-style-name="Absatz-Standardschriftart" style:family="text">
      <style:text-properties fo:font-size="10pt" style:font-size-asian="10pt" style:font-size-complex="10pt" fo:background-color="#FFFF00"/>
    </style:style>
    <style:style style:name="T73" style:parent-style-name="Absatz-Standardschriftart" style:family="text">
      <style:text-properties fo:background-color="#FFFF00"/>
    </style:style>
    <style:style style:name="T74" style:parent-style-name="Absatz-Standardschriftart" style:family="text">
      <style:text-properties fo:background-color="#FFFF00"/>
    </style:style>
    <style:style style:name="T75" style:parent-style-name="Absatz-Standardschriftart" style:family="text">
      <style:text-properties fo:background-color="#FFFF00"/>
    </style:style>
    <style:style style:name="T76" style:parent-style-name="Absatz-Standardschriftart" style:family="text">
      <style:text-properties fo:background-color="#FFFF00"/>
    </style:style>
    <style:style style:name="T77" style:parent-style-name="Absatz-Standardschriftart" style:family="text">
      <style:text-properties fo:font-size="10pt" style:font-size-asian="10pt" style:font-size-complex="10pt" fo:background-color="#FFFF00"/>
    </style:style>
    <style:style style:name="T78" style:parent-style-name="Absatz-Standardschriftart" style:family="text">
      <style:text-properties fo:background-color="#FFFF00"/>
    </style:style>
    <style:style style:name="T79" style:parent-style-name="Absatz-Standardschriftart" style:family="text">
      <style:text-properties fo:background-color="#FFFF00"/>
    </style:style>
    <style:style style:name="T80" style:parent-style-name="Absatz-Standardschriftart" style:family="text">
      <style:text-properties fo:font-size="10pt" style:font-size-asian="10pt" style:font-size-complex="10pt" fo:background-color="#FFFF00"/>
    </style:style>
    <style:style style:name="T81" style:parent-style-name="Absatz-Standardschriftart" style:family="text">
      <style:text-properties fo:background-color="#FFFF00"/>
    </style:style>
  </office:automatic-styles>
  <office:body>
    <office:text text:use-soft-page-breaks="true">
      <text:p text:style-name="P1">192.22.137.0<text:tab/>/24</text:p>
      <text:p text:style-name="Standard"/>
      <text:p text:style-name="Standard">Saarbrücken<text:tab/>57</text:p>
      <text:p text:style-name="Standard">Dortmund<text:tab/>30</text:p>
      <text:p text:style-name="Standard">Reutlingen<text:s/><text:tab/>10</text:p>
      <text:p text:style-name="Standard">Gelsenkirchen<text:tab/>5</text:p>
      <text:p text:style-name="Standard"/>
      <text:p text:style-name="Standard"/>
      <text:p text:style-name="Standard">57</text:p>
      <text:p text:style-name="Standard">Subbit 2</text:p>
      <text:p text:style-name="P2">2 hoch 6 – 2 = 62 hosts</text:p>
      <text:p text:style-name="P3">/26<text:tab/><text:tab/>8+8+8+2<text:tab/>255.255.255.192</text:p>
      <text:p text:style-name="P4">11000000.00010110.10001001.00 <text:s/>| 000000</text:p>
      <text:p text:style-name="P5">192.22.137.0<text:tab/>Netz<text:s/></text:p>
      <text:p text:style-name="P6">192.22.137.63<text:tab/>Broad</text:p>
      <text:p text:style-name="P7">1 - 62</text:p>
      <text:p text:style-name="P8"/>
      <text:p text:style-name="P9">30</text:p>
      <text:p text:style-name="P10">Subbit 3</text:p>
      <text:p text:style-name="Standard">2 hoch 5 – 2 = 30</text:p>
      <text:p text:style-name="Standard">/27<text:tab/><text:tab/>8+8+8+3<text:tab/>255.255.255.224</text:p>
      <text:p text:style-name="Standard">10001001.010 | 00000</text:p>
      <text:p text:style-name="Standard">192.22.137.64 Netz</text:p>
      <text:p text:style-name="Standard">192.22.137.95 Broad</text:p>
      <text:p text:style-name="Standard">65 – 94</text:p>
      <text:p text:style-name="Standard"/>
      <text:p text:style-name="Standard">10</text:p>
      <text:p text:style-name="Standard">Subbit 4</text:p>
      <text:p text:style-name="Standard">2 hoch 4 – 2 = 14</text:p>
      <text:p text:style-name="P11">/28<text:tab/><text:tab/>8+8+8+4<text:tab/>255.255.255.240</text:p>
      <text:p text:style-name="P12">10001001.0110 | 0000</text:p>
      <text:p text:style-name="P13">192.22.137.96 Netz</text:p>
      <text:soft-page-break/>
      <text:p text:style-name="P14"><text:s/>192.22.137.111 Broad</text:p>
      <text:p text:style-name="P15">97 – 110</text:p>
      <text:p text:style-name="P16"/>
      <text:p text:style-name="P17">5</text:p>
      <text:p text:style-name="P18">Subbit 5</text:p>
      <text:p text:style-name="P19">2 hoch 3 – 2 = 6</text:p>
      <text:p text:style-name="P20">/29<text:tab/><text:tab/>8+8+8+5<text:tab/>255.255.255.248</text:p>
      <text:p text:style-name="P21">10001001.01110 | 000</text:p>
      <text:p text:style-name="P22">192.22.137.112 Netz</text:p>
      <text:p text:style-name="P23">192.22.137.119 Broad</text:p>
      <text:p text:style-name="P24">113 – 118</text:p>
      <text:p text:style-name="P25"/>
      <text:p text:style-name="P26">2</text:p>
      <text:p text:style-name="P27">Subbit 6</text:p>
      <text:p text:style-name="P28">2 hoch 2 – 2 = 2</text:p>
      <text:p text:style-name="P29">/30<text:tab/><text:tab/>8+8+8+6<text:tab/>255.255.255.252</text:p>
      <text:p text:style-name="P30">10001001.011110 | 00</text:p>
      <text:p text:style-name="P31">192.22.137.120 Netz</text:p>
      <text:p text:style-name="P32">192.22.137.123 Broad</text:p>
      <text:p text:style-name="P33">121 -<text:s/>122</text:p>
      <text:p text:style-name="P34"/>
      <text:p text:style-name="P35"/>
      <text:p text:style-name="P36"/>
      <text:p text:style-name="P37"/>
      <text:p text:style-name="P38">192.206.177.0 /24</text:p>
      <text:p text:style-name="P39"/>
      <text:p text:style-name="P40">125</text:p>
      <text:p text:style-name="P41">1 Subbit</text:p>
      <text:p text:style-name="P42">2 hoch 7 – 2= 126</text:p>
      <text:p text:style-name="P43">10110001.0 | 0000000</text:p>
      <text:p text:style-name="P44">Broad 177.127</text:p>
      <text:p text:style-name="P45">1 - 126</text:p>
      <text:p text:style-name="P46"/>
      <text:p text:style-name="P47">30</text:p>
      <text:p text:style-name="P48">3 Subbit</text:p>
      <text:p text:style-name="P49">2 hoch 5 – 2 = 30</text:p>
      <text:p text:style-name="P50">177.128 Netz</text:p>
      <text:p text:style-name="P51">10110001.100 | 00000</text:p>
      <text:p text:style-name="P52">177.159 Broad</text:p>
      <text:p text:style-name="P53">129 – 158</text:p>
      <text:p text:style-name="P54"/>
      <text:p text:style-name="P55">14</text:p>
      <text:p text:style-name="P56">4 Subbit</text:p>
      <text:p text:style-name="P57">2 hoch 4 – 2 = 14</text:p>
      <text:p text:style-name="P58">177.160 Netz</text:p>
      <text:p text:style-name="P59">10110001.1010 | 0000</text:p>
      <text:p text:style-name="P60">177.175 Broad</text:p>
      <text:p text:style-name="P61">159 – 174</text:p>
      <text:p text:style-name="P62"/>
      <text:p text:style-name="P63">9</text:p>
      <text:p text:style-name="P64">4 Subbit</text:p>
      <text:p text:style-name="Standard">2 hoch 4 – 2 = 14</text:p>
      <text:p text:style-name="Standard">177.176 Netz</text:p>
      <text:p text:style-name="Standard">10110001.1011 | 0000</text:p>
      <text:p text:style-name="Standard">177.191 Broad</text:p>
      <text:p text:style-name="Standard">177 – 190</text:p>
      <text:p text:style-name="Standard"/>
      <text:p text:style-name="Standard">2</text:p>
      <text:p text:style-name="Standard">/30</text:p>
      <text:p text:style-name="Standard">2 hoch 2 – 2 = 2</text:p>
      <text:p text:style-name="Standard">177.192 Netz</text:p>
      <text:p text:style-name="Standard">10110001.110000 | 00</text:p>
      <text:p text:style-name="Standard">177.195 Broad</text:p>
      <text:p text:style-name="Standard">193 - 194</text:p>
      <text:p text:style-name="Standard"/>
      <text:p text:style-name="Standard"/>
      <text:p text:style-name="Standard"/>
      <text:p text:style-name="Standard">2001:db8:AAAA:BB00::/56</text:p>
      <text:p text:style-name="Standard"/>
      <text:p text:style-name="Standard">4 Subnetze</text:p>
      <text:p text:style-name="Standard">2 Bit Subnetting</text:p>
      <text:p text:style-name="Standard">/56<text:tab/>/58</text:p>
      <text:p text:style-name="Standard">:BB00:</text:p>
      <text:p text:style-name="Standard">1011 <text:s text:c="2"/>1011<text:s/>|<text:s/><text:span text:style-name="T65">0</text:span><text:span text:style-name="T66">0</text:span><text:span text:style-name="T67"><text:s/>|<text:s/></text:span><text:span text:style-name="T68">00</text:span><text:s/>0000</text:p>
      <text:p text:style-name="Standard">B<text:tab/>B<text:tab/>0<text:tab/>0</text:p>
      <text:p text:style-name="Standard">2001:db8:AAAA:BB00:: /58</text:p>
      <text:p text:style-name="Standard"/>
      <text:p text:style-name="Standard">1011 1011 |<text:s/><text:span text:style-name="T69">0</text:span><text:span text:style-name="T70">1</text:span><text:span text:style-name="T71"><text:s/></text:span><text:span text:style-name="T72">|</text:span><text:span text:style-name="T73"><text:s/></text:span><text:span text:style-name="T74">00</text:span><text:s/>0000</text:p>
      <text:p text:style-name="Standard">B<text:tab/>B<text:tab/>4<text:tab/>0</text:p>
      <text:p text:style-name="Standard">2001:db8:AAAA:BB10:: /58</text:p>
      <text:p text:style-name="Standard"/>
      <text:p text:style-name="Standard">1011 1011 |<text:s/><text:span text:style-name="T75">10</text:span><text:span text:style-name="T76"><text:s/></text:span><text:span text:style-name="T77">|</text:span><text:span text:style-name="T78"><text:s/>00</text:span><text:s/>0000</text:p>
      <text:p text:style-name="Standard">B<text:tab/>B<text:tab/>8<text:tab/>0</text:p>
      <text:p text:style-name="Standard">2001:db8:AAAA:BB20:: /58</text:p>
      <text:p text:style-name="Standard"/>
      <text:p text:style-name="Standard">1011 1011 |<text:s/><text:span text:style-name="T79">11<text:s/></text:span><text:span text:style-name="T80">|</text:span><text:span text:style-name="T81"><text:s/>00</text:span><text:s/>0000</text:p>
      <text:p text:style-name="Standard">B<text:tab/>B<text:tab/>C<text:tab/>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 Nübel</meta:initial-creator>
    <dc:creator>Jonas Nübel</dc:creator>
    <meta:creation-date>2021-03-19T13:16:00Z</meta:creation-date>
    <dc:date>2021-03-22T13:39:00Z</dc:date>
    <meta:template xlink:href="Normal.dotm" xlink:type="simple"/>
    <meta:editing-cycles>51</meta:editing-cycles>
    <meta:editing-duration>PT0S</meta:editing-duration>
    <meta:document-statistic meta:page-count="5" meta:paragraph-count="2" meta:word-count="203" meta:character-count="1485" meta:row-count="10" meta:non-whitespace-character-count="1284"/>
  </office:meta>
</office:document-meta>
</file>